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12-17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11-2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10-26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9-0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8-2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8-0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6-11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6-0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5-2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4-09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1-2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5-01-15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10-08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9-16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8-2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7-1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6-0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5-30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4-23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4-04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3-2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4-03-1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12-0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11-0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10-30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9-2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9-20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8-26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8-2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7-13 0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7-11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4-11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3-13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3-01-2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11-2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10-0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8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7-13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6-14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5-2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4-1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3-0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2-01-1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12-0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11-2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10-20 1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09-16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08-3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07-21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05-03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1-02-2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12-2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10-04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08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06-05 0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04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10-02-02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12-16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11-0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09-1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09-03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08-1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9-07-3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200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199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199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38087401102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